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86f" officeooo:paragraph-rsid="0008986f"/>
    </style:style>
    <style:style style:name="P2" style:family="paragraph" style:parent-style-name="Standard">
      <style:text-properties officeooo:paragraph-rsid="0008986f"/>
    </style:style>
    <style:style style:name="P3" style:family="paragraph" style:parent-style-name="Text_20_body">
      <style:text-properties officeooo:paragraph-rsid="0008986f"/>
    </style:style>
    <style:style style:name="P4" style:family="paragraph" style:parent-style-name="Text_20_body">
      <style:text-properties officeooo:paragraph-rsid="000990df"/>
    </style:style>
    <style:style style:name="P5" style:family="paragraph" style:parent-style-name="Heading_20_2">
      <style:text-properties officeooo:paragraph-rsid="0008986f"/>
    </style:style>
    <style:style style:name="P6" style:family="paragraph" style:parent-style-name="Standard">
      <style:text-properties officeooo:paragraph-rsid="0008986f"/>
    </style:style>
    <style:style style:name="P7" style:family="paragraph" style:parent-style-name="Standard">
      <style:text-properties officeooo:rsid="0008986f" officeooo:paragraph-rsid="0008986f"/>
    </style:style>
    <style:style style:name="T1" style:family="text">
      <style:text-properties officeooo:rsid="0008986f"/>
    </style:style>
    <style:style style:name="T2" style:family="text">
      <style:text-properties officeooo:rsid="000990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Pi 3 B alternatives with native Android SO ( <text:a xlink:type="simple" xlink:href="https://beebom.com/best-raspberry-pi-3-alternatives/" text:style-name="Internet_20_link" text:visited-style-name="Visited_20_Internet_20_Link">https://beebom.com/best-raspberry-pi-3-alternatives/</text:a>)</text:p>
      <text:p text:style-name="P1"/>
      <text:p text:style-name="P1"/>
      <text:p text:style-name="P2"/>
      <text:p text:style-name="P2"><text:span text:style-name="Emphasis"/></text:p>
      <text:h text:style-name="P5" text:outline-level="2"><text:span text:style-name="Emphasis"><text:span text:style-name="T1">2</text:span></text:span><text:span text:style-name="Emphasis">. Odroid-C2</text:span></text:h>
      <text:p text:style-name="P3"><text:span text:style-name="Emphasis">quad-core CPU clocked @ 1.5 GHz, Mali 450 GPU and 2GB of RAM. It supports microSD card expansion, has 4 USB ports, IR receiver and an HDMI port for audio out. It can </text:span><text:span text:style-name="Emphasis"><text:span text:style-name="Strong_20_Emphasis">run Android</text:span></text:span><text:span text:style-name="Emphasis"> and various </text:span><text:a xlink:type="simple" xlink:href="http://beebom.com/linux-distros-you-should-know-about/" text:style-name="Internet_20_link" text:visited-style-name="Visited_20_Internet_20_Link"><text:span text:style-name="Emphasis">Linux distros</text:span></text:a><text:span text:style-name="Emphasis">.</text:span></text:p>
      <text:p text:style-name="Text_20_body">Both, the Raspberry Pi 3 <text:tab/>and Odroid-C2 come with a quad-core ARM Cortex-A53, but the <text:span text:style-name="Strong_20_Emphasis">extra clock speed and RAM </text:span>in Odroid-C2 mean that it comfortably blows away the Raspberry Pi 3, as far as specifications are concerned.</text:p>
      <text:p text:style-name="P2"><text:span text:style-name="Emphasis">However, the Odroid-C2 </text:span><text:span text:style-name="Emphasis"><text:span text:style-name="Strong_20_Emphasis">doesn’t come with onboard WiFi, Bluetooth and 3.5mm jack</text:span></text:span></text:p>
      <text:p text:style-name="P2"><text:span text:style-name="Emphasis"/></text:p>
      <text:p text:style-name="P3"><text:a xlink:type="simple" xlink:href="https://www.amazon.com/ODROID-C2-Project-Board-Quad-Gigabit/dp/B01CQBRXOQ/ref=as_li_ss_tl?ie=UTF8&amp;qid=1487945801&amp;sr=8-1&amp;keywords=Odroid-C2&amp;linkCode=ll1&amp;tag=beebom-20&amp;linkId=de3ca47e731a8f86a1565d3a83c93312" text:style-name="Internet_20_link" text:visited-style-name="Visited_20_Internet_20_Link"><text:span text:style-name="Emphasis">Buy</text:span></text:a><text:span text:style-name="Emphasis"> ($66)</text:span></text:p>
      <text:h text:style-name="P5" text:outline-level="2"><text:span text:style-name="Emphasis"><text:span text:style-name="T1">3</text:span></text:span><text:span text:style-name="Emphasis">. OrangePi Plus 2</text:span></text:h>
      <text:p text:style-name="P3"><text:span text:style-name="Emphasis">an </text:span><text:span text:style-name="Emphasis"><text:span text:style-name="Strong_20_Emphasis">H3 Quad-core </text:span></text:span><text:span text:style-name="Emphasis">(Cortex-A7) CPU and a</text:span><text:span text:style-name="Emphasis"><text:span text:style-name="Strong_20_Emphasis"> Mali 400 GPU</text:span></text:span><text:span text:style-name="Emphasis">.</text:span></text:p>
      <text:p text:style-name="P2"><text:span text:style-name="Emphasis">The OrangePi Plus 2 packs an </text:span><text:span text:style-name="Emphasis"><text:span text:style-name="Strong_20_Emphasis">extra 1 GB of RAM</text:span></text:span><text:span text:style-name="Emphasis"> than the Pi 3 and has </text:span><text:span text:style-name="Emphasis"><text:span text:style-name="Strong_20_Emphasis">16 GB </text:span></text:span><text:span text:style-name="Emphasis">of internal storage whereas the Pi 3 has non</text:span></text:p>
      <text:p text:style-name="P3"><text:span text:style-name="Emphasis">Buy ($49)</text:span></text:p>
      <text:h text:style-name="P5" text:outline-level="2"><text:span text:style-name="Emphasis"><text:span text:style-name="T1">4</text:span></text:span><text:span text:style-name="Emphasis">. NanoPC-T3 </text:span></text:h>
      <text:p text:style-name="P3"><text:span text:style-name="Emphasis"/></text:p>
      <text:p text:style-name="P3"><text:a xlink:type="simple" xlink:href="http://www.friendlyarm.com/index.php?route=product/product&amp;product_id=123" text:style-name="Internet_20_link" text:visited-style-name="Visited_20_Internet_20_Link"><text:span text:style-name="Emphasis">Buy</text:span></text:a><text:span text:style-name="Emphasis"> ($60)</text:span></text:p>
      <text:h text:style-name="P5" text:outline-level="2"><text:span text:style-name="Emphasis"><text:span text:style-name="T1">5</text:span></text:span><text:span text:style-name="Emphasis">. PineA64+</text:span></text:h>
      <text:p text:style-name="P3"><text:span text:style-name="Emphasis"/></text:p>
      <text:p text:style-name="P3"><text:span text:style-name="Strong_20_Emphasis">1.2GHz Quad-core 64-bit pr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ocessor</text:span></text:p>
      <text:p text:style-name="P3"><text:span text:style-name="Emphasis"/></text:p>
      <text:p text:style-name="P4"><text:span text:style-name="Emphasis"><text:span text:style-name="T2">6. </text:span></text:span><text:span text:style-name="Emphasis">ODROID XU4</text:span></text:p>
      <text:p text:style-name="P4"><text:span text:style-name="Emphasis"/></text:p>
      <text:p text:style-name="P3"><text:span text:style-name="Emphasis"/></text:p>
      <text:p text:style-name="P2"><text:soft-page-break/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2:17:15.193704829</meta:creation-date>
    <dc:date>2018-02-13T11:22:40.328159381</dc:date>
    <meta:editing-duration>PT1H16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15" meta:word-count="162" meta:character-count="957" meta:non-whitespace-character-count="760"/>
  </office:meta>
</office:document-meta>
</file>